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Cascadia Mono" fo:font-size="9.5pt" fo:font-weight="bold" style:font-name-asian="Cascadia Mono" style:font-size-asian="9.5pt" style:font-weight-asian="bold" style:font-name-complex="Cascadia Mono" style:font-size-complex="9.5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t the moment this doc is mostly meant for folks writing mods, game systems, or doing any general gameplay programming. <text:s/>But should generally be kept in mind for those of us doing backend work as well.</text:span></text:p>
      <text:p text:style-name="P1"><text:span text:style-name="T1"/></text:p>
      <text:p text:style-name="P1">RULES</text:p>
      <text:p text:style-name="P1"><text:span text:style-name="T1">* Prefer HAL_Alloc(T, count) over malloc.</text:span></text:p>
      <text:p text:style-name="P1"><text:span text:style-name="T1">* Prefer HAL_LOG ect over printf/cout ect.</text:span></text:p>
      <text:p text:style-name="P1"><text:span text:style-name="T1">* Prefer using HAL to do IO, threading, networking, whenever possible over using any libraries standard or not. <text:s/>Give it a quick read over there's likely some useful utility functions.</text:span></text:p>
      <text:p text:style-name="P1"><text:span text:style-name="T1">* Avoid as much as possible to store state in any System.</text:span></text:p>
      <text:p text:style-name="P1"><text:span text:style-name="T1">* DO NOT RUN SYSTEMS LOGIC WITH ASYNC STYLE THREADING! <text:s/>This will screw up the delicate synced threading technique being used, read below for details.</text:span></text:p>
      <text:p text:style-name="P1"><text:span text:style-name="T1">* For any System which seems as though it may become a runtime bottleneck, aside generally optimizing, use differment and the thread pool already allocated for you in System.h if possible. <text:s/>Utility functions are inside HAL. <text:s/>For an example on how to thread check out SystemEnemy.h.</text:span></text:p>
      <text:p text:style-name="P1"><text:span text:style-name="T1">* All game systems must totally finish before a bit less than 16ms. <text:s/>Any wrench thrown into this guarentee may cause crashes or worse. <text:s/>See above ^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47S</meta:editing-duration>
    <meta:editing-cycles>28</meta:editing-cycles>
    <meta:generator>OpenOffice/4.1.7$Win32 OpenOffice.org_project/417m1$Build-9800</meta:generator>
    <dc:date>2023-09-27T05:24:28.18</dc:date>
    <meta:document-statistic meta:table-count="0" meta:image-count="0" meta:object-count="0" meta:page-count="1" meta:paragraph-count="9" meta:word-count="190" meta:character-count="1108"/>
    <meta:user-defined meta:name="Info 1"/>
    <meta:user-defined meta:name="Info 2"/>
    <meta:user-defined meta:name="Info 3"/>
    <meta:user-defined meta:name="Info 4"/>
  </office:meta>
</office:document-meta>
</file>